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f90a" officeooo:paragraph-rsid="0002f90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2f90a" officeooo:paragraph-rsid="0002f90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2f90a" officeooo:paragraph-rsid="0002f90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2f90a" officeooo:paragraph-rsid="0002f90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details</text:p>
      <text:p text:style-name="P2"/>
      <text:p text:style-name="P3">1. Commands for transferring data from local system to server</text:p>
      <text:p text:style-name="P4">scp -r folder/ usernameonserver:~/</text:p>
      <text:p text:style-name="P3"/>
      <text:p text:style-name="P3">2. Transfer the data to hadoop directory</text:p>
      <text:p text:style-name="P4">cd /usr/local/hadoop/bin/</text:p>
      <text:p text:style-name="P4">ls</text:p>
      <text:p text:style-name="P4">./hadoop fs -put /location on server /location on hadoop directory</text:p>
      <text:p text:style-name="P3"/>
      <text:p text:style-name="P3">3. Deployment command</text:p>
      <text:p text:style-name="P4">(i) Create jar file </text:p>
      <text:p text:style-name="P4"><text:s/>command :- mvn package</text:p>
      <text:p text:style-name="P4"/>
      <text:p text:style-name="P4">(ii) Transfer the jar file to server using scp -r command</text:p>
      <text:p text:style-name="P4"/>
      <text:p text:style-name="P4">(iii) Execute on spark-submit</text:p>
      <text:p text:style-name="P4">./spark-submit --class net.sansa_stack.template.spark.rdf.TripleReader --executor-memory 80G --master spark://172.18.160.16:3090 /data/home/AmritKaur/SANSA-Template-Maven-Spark-0.5.1-SNAPSHOT-jar-with-dependencies.jar --input1 hdfs://172.18.160.17:54310/AmritKaur/infobox_en34_oct2009.nt --input2 hdfs://172.18.160.17:54310/AmritKaur/Dbpedia_en30rc.nt --groundTruth hdfs://172.18.160.17:54310/AmritKaur/infobox_gten3430rc.csv --threshold1 0.10 --threshold2 0.50 --factor 0.15 --vocab_size 3357323 --output_folder hdfs://172.18.160.17:54310/AmritKaur/dbptimerecord3 --option 3</text:p>
      <text:p text:style-name="P3"/>
      <text:p text:style-name="P3">4. Other hadoop commands used:-</text:p>
      <text:p text:style-name="P4">(i) List files</text:p>
      <text:p text:style-name="P4">./hadoop fs -ls /directoryname</text:p>
      <text:p text:style-name="P4"/>
      <text:p text:style-name="P4">(ii) Delete a file on hadoop</text:p>
      <text:p text:style-name="P4">./hadoop fs -rm -R /filelocation</text:p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2:25:56.133189600</meta:creation-date>
    <dc:date>2019-09-26T22:34:55.924870646</dc:date>
    <meta:editing-duration>PT9M2S</meta:editing-duration>
    <meta:editing-cycles>1</meta:editing-cycles>
    <meta:generator>LibreOffice/6.1.6.3$Linux_X86_64 LibreOffice_project/10$Build-3</meta:generator>
    <meta:document-statistic meta:table-count="0" meta:image-count="0" meta:object-count="0" meta:page-count="1" meta:paragraph-count="18" meta:word-count="123" meta:character-count="1106" meta:non-whitespace-character-count="1011"/>
  </office:meta>
</office:document-meta>
</file>